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752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9146in"/>
    </style:style>
    <style:style style:name="co5" style:family="table-column">
      <style:table-column-properties fo:break-before="auto" style:column-width="4.1917in"/>
    </style:style>
    <style:style style:name="co7" style:family="table-column">
      <style:table-column-properties fo:break-before="auto" style:column-width="0.4638in"/>
    </style:style>
    <style:style style:name="co8" style:family="table-column">
      <style:table-column-properties fo:break-before="auto" style:column-width="1.0217in"/>
    </style:style>
    <style:style style:name="co9" style:family="table-column">
      <style:table-column-properties fo:break-before="auto" style:column-width="3.0909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style:font-name="NanumGothic" fo:font-weight="bold" style:font-name-asian="NanumGothic" style:font-weight-asian="bold" style:font-weight-complex="bold"/>
    </style:style>
    <style:style style:name="ce2" style:family="table-cell" style:parent-style-name="Default">
      <style:text-properties style:font-name="NanumGothic" style:font-name-asian="NanumGothic"/>
    </style:style>
    <style:style style:name="ce3" style:family="table-cell" style:parent-style-name="Default" style:data-style-name="N100">
      <style:text-properties style:font-name="NanumGothic" style:font-name-asian="NanumGoth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NanumGothic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anumGothic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7" table:default-cell-style-name="ce2"/>
        <table:table-column table:style-name="co6" table:number-columns-repeated="1015" table:default-cell-style-name="ce2"/>
        <table:table-row table:style-name="ro2">
          <table:table-cell table:style-name="ce1" office:value-type="string">
            <text:p>식별번호</text:p>
          </table:table-cell>
          <table:table-cell table:style-name="ce1" office:value-type="string">
            <text:p>제목</text:p>
          </table:table-cell>
          <table:table-cell table:style-name="ce1" office:value-type="string">
            <text:p>발행일</text:p>
          </table:table-cell>
          <table:table-cell table:style-name="ce1" office:value-type="string">
            <text:p>헤드라인</text:p>
          </table:table-cell>
          <table:table-cell table:style-name="ce1" office:value-type="string">
            <text:p>가격</text:p>
          </table:table-cell>
          <table:table-cell table:style-name="ce1" office:value-type="string">
            <text:p>일련번호</text:p>
          </table:table-cell>
          <table:table-cell table:style-name="ce1" office:value-type="string">
            <text:p>식별번호생성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string">
            <text:p>호외-레프트21-0001</text:p>
          </table:table-cell>
          <table:table-cell office:value-type="string">
            <text:p>레프트21</text:p>
          </table:table-cell>
          <table:table-cell table:style-name="ce3" office:value-type="string">
            <text:p>2009-04-25</text:p>
          </table:table-cell>
          <table:table-cell office:value-type="string">
            <text:p>4·29 재보선 한나라당 참패와 진보신당·민주노동당 약진 - 진보 진영이 반MB의 대안이 될 수 있음을 보여 주다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table:formula="of:=CONCATENATE(&quot;호외-&quot;; [.B2]; &quot;-&quot;; TEXT([.F2]; &quot;0000&quot;))" office:value-type="string" office:string-value="호외-레프트21-0001">
            <text:p>호외-레프트21-0001</text:p>
          </table:table-cell>
          <table:table-cell/>
          <table:table-cell table:style-name="Default"/>
          <table:table-cell table:number-columns-repeated="1014"/>
        </table:table-row>
        <table:table-row table:style-name="ro4">
          <table:table-cell office:value-type="string">
            <text:p>호외-레프트21-0002</text:p>
          </table:table-cell>
          <table:table-cell office:value-type="string">
            <text:p>레프트21</text:p>
          </table:table-cell>
          <table:table-cell table:style-name="ce3" office:value-type="string">
            <text:p>2009-07-19</text:p>
          </table:table-cell>
          <table:table-cell office:value-type="string">
            <text:p>서민‘ 화장발’로 가릴 수 없는 MB본색 - MB악법,‘ 공안’ 탄압, 대량 해고, 4대강 죽이기 … 민주주의ㆍ일자리를 지키자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CONCATENATE(&quot;호외-&quot;; [.B3]; &quot;-&quot;; TEXT([.F3]; &quot;0000&quot;))" office:value-type="string" office:string-value="호외-레프트21-0002">
            <text:p>호외-레프트21-0002</text:p>
          </table:table-cell>
          <table:table-cell table:number-columns-repeated="1016"/>
        </table:table-row>
        <table:table-row table:style-name="ro4">
          <table:table-cell office:value-type="string">
            <text:p>호외-레프트21-0003</text:p>
          </table:table-cell>
          <table:table-cell office:value-type="string">
            <text:p>레프트21</text:p>
          </table:table-cell>
          <table:table-cell table:style-name="ce3" office:value-type="string">
            <text:p>2009-08-03</text:p>
          </table:table-cell>
          <table:table-cell office:value-type="string">
            <text:p>쌍용차 가족대책위가 전국의 노동자ㆍ시민ㆍ학생들에게 드리는 호소문 - “쌍용차 평택 공장으로 모여 주십시오”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CONCATENATE(&quot;호외-&quot;; [.B4]; &quot;-&quot;; TEXT([.F4]; &quot;0000&quot;))" office:value-type="string" office:string-value="호외-레프트21-0003">
            <text:p>호외-레프트21-0003</text:p>
          </table:table-cell>
          <table:table-cell table:number-columns-repeated="1016"/>
        </table:table-row>
        <table:table-row table:style-name="ro4">
          <table:table-cell office:value-type="string">
            <text:p>호외-레프트21-0004</text:p>
          </table:table-cell>
          <table:table-cell office:value-type="string">
            <text:p>레프트21</text:p>
          </table:table-cell>
          <table:table-cell table:style-name="ce3" office:value-type="string">
            <text:p>2011-09-19</text:p>
          </table:table-cell>
          <table:table-cell office:value-type="string">
            <text:p>진보의 단결과 투쟁을 가로막을 민주노동당-국민참여당 통합 반대한다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CONCATENATE(&quot;호외-&quot;; [.B5]; &quot;-&quot;; TEXT([.F5]; &quot;0000&quot;))" office:value-type="string" office:string-value="호외-레프트21-0004">
            <text:p>호외-레프트21-0004</text:p>
          </table:table-cell>
          <table:table-cell table:number-columns-repeated="1016"/>
        </table:table-row>
        <table:table-row table:style-name="ro4">
          <table:table-cell office:value-type="string">
            <text:p>호외-레프트21-0005</text:p>
          </table:table-cell>
          <table:table-cell office:value-type="string">
            <text:p>레프트21</text:p>
          </table:table-cell>
          <table:table-cell table:style-name="ce3" office:value-type="string">
            <text:p>2011-09-19</text:p>
          </table:table-cell>
          <table:table-cell office:value-type="string">
            <text:p>진보의 단결과 투쟁을 가로막을 민주노동당-국민참여당 통합 반대한다(학생용)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table:formula="of:=CONCATENATE(&quot;호외-&quot;; [.B6]; &quot;-&quot;; TEXT([.F6]; &quot;0000&quot;))" office:value-type="string" office:string-value="호외-레프트21-0005">
            <text:p>호외-레프트21-0005</text:p>
          </table:table-cell>
          <table:table-cell table:style-name="Default"/>
          <table:table-cell table:number-columns-repeated="1015"/>
        </table:table-row>
        <table:table-row table:style-name="ro4">
          <table:table-cell office:value-type="string">
            <text:p>호외-레프트21-0006</text:p>
          </table:table-cell>
          <table:table-cell office:value-type="string">
            <text:p>레프트21</text:p>
          </table:table-cell>
          <table:table-cell table:style-name="ce3" office:value-type="string">
            <text:p>2011-10-15</text:p>
          </table:table-cell>
          <table:table-cell office:value-type="string">
            <text:p>1%만을 대변하는 자본주의는 고장났다 - 99%의 저항이 시작됐다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formula="of:=CONCATENATE(&quot;호외-&quot;; [.B7]; &quot;-&quot;; TEXT([.F7]; &quot;0000&quot;))" office:value-type="string" office:string-value="호외-레프트21-0006">
            <text:p>호외-레프트21-0006</text:p>
          </table:table-cell>
          <table:table-cell table:number-columns-repeated="1016"/>
        </table:table-row>
        <table:table-row table:style-name="ro4">
          <table:table-cell office:value-type="string">
            <text:p>호외-레프트21-0007</text:p>
          </table:table-cell>
          <table:table-cell office:value-type="string">
            <text:p>레프트21</text:p>
          </table:table-cell>
          <table:table-cell table:style-name="ce3" office:value-type="string">
            <text:p>2011-11-26</text:p>
          </table:table-cell>
          <table:table-cell office:value-type="string">
            <text:p>비준 무효 명박 퇴진 - 날치기를 이명박의 무덤으로 만들자</text:p>
          </table:table-cell>
          <table:table-cell office:value-type="float" office:value="0">
            <text:p>0</text:p>
          </table:table-cell>
          <table:table-cell office:value-type="float" office:value="7">
            <text:p>7</text:p>
          </table:table-cell>
          <table:table-cell table:formula="of:=CONCATENATE(&quot;호외-&quot;; [.B8]; &quot;-&quot;; TEXT([.F8]; &quot;0000&quot;))" office:value-type="string" office:string-value="호외-레프트21-0007">
            <text:p>호외-레프트21-0007</text:p>
          </table:table-cell>
          <table:table-cell table:number-columns-repeated="1016"/>
        </table:table-row>
        <table:table-row table:style-name="ro4">
          <table:table-cell office:value-type="string">
            <text:p>호외-레프트21-0008</text:p>
          </table:table-cell>
          <table:table-cell office:value-type="string">
            <text:p>레프트21</text:p>
          </table:table-cell>
          <table:table-cell table:style-name="ce3" office:value-type="string">
            <text:p>2011-12-21</text:p>
          </table:table-cell>
          <table:table-cell office:value-type="string">
            <text:p>김정일 국방위원장 사망을 계기로 이명박이 위기에서 빠져나가지 못하게 하라</text:p>
          </table:table-cell>
          <table:table-cell office:value-type="float" office:value="500">
            <text:p>500</text:p>
          </table:table-cell>
          <table:table-cell office:value-type="float" office:value="8">
            <text:p>8</text:p>
          </table:table-cell>
          <table:table-cell table:formula="of:=CONCATENATE(&quot;호외-&quot;; [.B9]; &quot;-&quot;; TEXT([.F9]; &quot;0000&quot;))" office:value-type="string" office:string-value="호외-레프트21-0008">
            <text:p>호외-레프트21-0008</text:p>
          </table:table-cell>
          <table:table-cell table:number-columns-repeated="1016"/>
        </table:table-row>
        <table:table-row table:style-name="ro2" table:number-rows-repeated="60">
          <table:table-cell table:number-columns-repeated="2"/>
          <table:table-cell table:style-name="ce3"/>
          <table:table-cell table:number-columns-repeated="1020"/>
        </table:table-row>
        <table:table-row table:style-name="ro2">
          <table:table-cell table:number-columns-repeated="2"/>
          <table:table-cell table:style-name="ce3"/>
          <table:table-cell table:style-name="ce4"/>
          <table:table-cell table:number-columns-repeated="1019"/>
        </table:table-row>
        <table:table-row table:style-name="ro2" table:number-rows-repeated="30">
          <table:table-cell table:number-columns-repeated="2"/>
          <table:table-cell table:style-name="ce3"/>
          <table:table-cell table:number-columns-repeated="1020"/>
        </table:table-row>
        <table:table-row table:style-name="ro2" table:number-rows-repeated="1048475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0" table:target-range-address="Sheet1.C1:Sheet1.H7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NanumGothic" svg:font-family="NanumGothic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17T01:41:55</meta:creation-date>
    <dc:date>2013-03-19T20:58:45</dc:date>
    <meta:editing-duration>PT36M10S</meta:editing-duration>
    <meta:editing-cycles>25</meta:editing-cycles>
    <meta:generator>LibreOffice/3.5$Linux_X86_64 LibreOffice_project/350m1$Build-2</meta:generator>
    <meta:document-statistic meta:table-count="3" meta:cell-count="71" meta:object-count="0"/>
  </office:meta>
</office:document-meta>
</file>